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8d5" officeooo:paragraph-rsid="0003f8d5"/>
    </style:style>
    <style:style style:name="P2" style:family="paragraph" style:parent-style-name="Standard">
      <style:text-properties officeooo:rsid="00059d62" officeooo:paragraph-rsid="00059d62"/>
    </style:style>
    <style:style style:name="P3" style:family="paragraph" style:parent-style-name="Standard">
      <style:text-properties officeooo:rsid="00065f37" officeooo:paragraph-rsid="00065f37"/>
    </style:style>
    <style:style style:name="P4" style:family="paragraph" style:parent-style-name="Standard">
      <style:text-properties officeooo:rsid="00083bb4" officeooo:paragraph-rsid="00083bb4"/>
    </style:style>
    <style:style style:name="P5" style:family="paragraph" style:parent-style-name="Standard">
      <style:text-properties officeooo:rsid="0009d965" officeooo:paragraph-rsid="00083bb4"/>
    </style:style>
    <style:style style:name="P6" style:family="paragraph" style:parent-style-name="Standard">
      <style:text-properties officeooo:rsid="0009d965" officeooo:paragraph-rsid="0009d965"/>
    </style:style>
    <style:style style:name="P7" style:family="paragraph" style:parent-style-name="Standard">
      <style:text-properties officeooo:rsid="0009e48f" officeooo:paragraph-rsid="0009e48f"/>
    </style:style>
    <style:style style:name="P8" style:family="paragraph" style:parent-style-name="Standard">
      <style:text-properties officeooo:rsid="000aa201" officeooo:paragraph-rsid="000aa201"/>
    </style:style>
    <style:style style:name="P9" style:family="paragraph" style:parent-style-name="Standard">
      <style:text-properties officeooo:rsid="000bbd95" officeooo:paragraph-rsid="000bbd95"/>
    </style:style>
    <style:style style:name="P10" style:family="paragraph" style:parent-style-name="Standard">
      <style:text-properties officeooo:rsid="000bbd95" officeooo:paragraph-rsid="000c6666"/>
    </style:style>
    <style:style style:name="P11" style:family="paragraph" style:parent-style-name="Standard">
      <style:text-properties officeooo:rsid="000c6666" officeooo:paragraph-rsid="000c6666"/>
    </style:style>
    <style:style style:name="T1" style:family="text">
      <style:text-properties officeooo:rsid="00059d62"/>
    </style:style>
    <style:style style:name="T2" style:family="text">
      <style:text-properties officeooo:rsid="00065f37"/>
    </style:style>
    <style:style style:name="T3" style:family="text">
      <style:text-properties officeooo:rsid="00083bb4"/>
    </style:style>
    <style:style style:name="T4" style:family="text">
      <style:text-properties officeooo:rsid="0009d965"/>
    </style:style>
    <style:style style:name="T5" style:family="text">
      <style:text-properties officeooo:rsid="000bbd95"/>
    </style:style>
    <style:style style:name="T6" style:family="text">
      <style:text-properties officeooo:rsid="000c6666"/>
    </style:style>
    <style:style style:name="T7" style:family="text">
      <style:text-properties officeooo:rsid="000cde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O – Main Memory와 External Devices(Disk Drives, Terminals, Networks) 간의 데이터 전달 과정</text:p>
      <text:p text:style-name="P1">Input: I/O device → Memory</text:p>
      <text:p text:style-name="P1">Output: Memory → I/O device</text:p>
      <text:p text:style-name="P1">Language-level IO: stdio(scanf, printf, …) in C</text:p>
      <text:p text:style-name="P1">System-level IO: Unix I/O</text:p>
      <text:p text:style-name="P1"/>
      <text:p text:style-name="P1"/>
      <text:p text:style-name="P1">1. Unix I/O</text:p>
      <text:p text:style-name="P1">Linux file: a sequence of m bytes</text:p>
      <text:p text:style-name="P1">모든 I/O device는 file로 간주되며, 모든 I/O는 적절한 file의 read/write로 수행된다.</text:p>
      <text:p text:style-name="P1">즉 Linux 커널은 모든 종류의 I/O를 간단하고 저수준인 Unix I/O 인터페이스 하나로 수행한다.</text:p>
      <text:p text:style-name="P1"/>
      <text:p text:style-name="P1">파일 열기: App이 I/O device에 접근하고 싶으면 커널에게 해당 파일을 ‘열어’달라고 요청해야 한다.</text:p>
      <text:p text:style-name="P1">그러면 커널은 작은 nonnegative integer인 descriptor를 리턴하며, 이는 이후 모든 파일 연산에서 그 파일을 특정하는 데 사용된다. 커널은 open file에 대한 모든 정보를 가지고 있고, App은 그 descriptor만 가지고 있는다.</text:p>
      <text:p text:style-name="P1">Linux shell에서 생성된 모든 프로세스는 세 개의 open file을 가지고 시작한다 – stdin(0), stdout(1), stderr(2).</text:p>
      <text:p text:style-name="P1"/>
      <text:p text:style-name="P1">파일 위치 변경: 커널은 모든 open file에 초기값이 0인 file position k를 부여, 유지한다. file position은 파일의 시작을 알리는 바이트 단위의 offset이다. App은 seek 연산을 통해 현재 file position을 직접 설정할 수 있다.</text:p>
      <text:p text:style-name="P1"/>
      <text:p text:style-name="P1">파일 읽기 및 쓰기: read 연산은 파일에서 메모리로 n &gt; 0 개의 바이트를 file position k에서부터 복사한다. 주어진 파일의 크기가 m 바이트면 m 이상의 바이트를 읽는 연산은 EOF라고 알려진 조건을 야기하며, 이는 App에 의해 감지된다. 물론 파일의 마지막에 ‘EOF 문자’따위는 없다.</text:p>
      <text:p text:style-name="P1">비슷하게, write 연산은 n &gt; 0개의 바이트를 메모리에서 파일의 position k에서부터 복사한다.</text:p>
      <text:p text:style-name="P1"/>
      <text:p text:style-name="P1">파일 닫기: App이 파일 접근을 완료하면, 커널에게 그 파일을 ‘닫아’달라고 요청해야 한다. 그러면 커널은 해당 파일이 열린 이후로 생성한 모든 자료구조를 해제하고, 해당 <text:span text:style-name="T1">descriptor를 사용간으한 descriptor의 pool에 복원시킨다. 한 프로세스가 어떤 이유에서든지 종료하면, 커널은 모든 open file을 닫고 그들의 메모리 자원을 해제한다.</text:span></text:p>
      <text:p text:style-name="P1"/>
      <text:p text:style-name="P1"/>
      <text:p text:style-name="P1">2. <text:span text:style-name="T1">Files</text:span></text:p>
      <text:p text:style-name="P1">각 <text:span text:style-name="T1">Linux file은 시스템에서의 역할을 나타내는 type을 가진다.</text:span></text:p>
      <text:p text:style-name="P1"/>
      <text:p text:style-name="P2">regular file은 임의의 데이터를 가지고 있다. App은 보통 ASCII나 유니코드 문자만을 포함한 text file과 나머지 모두인 binary file을 구분하지만, 커널에게는 이 둘의 차이가 없다.</text:p>
      <text:p text:style-name="P2">리눅스 텍스트 파일은 text line들의 sequence로 구성되어 있고, 각 line은 newline 문자 ‘\n’으로 끝나는 문자들의 sequence이다.</text:p>
      <text:p text:style-name="P2"/>
      <text:p text:style-name="P2">directory는 link들의 배열로 구성된 파일이다. 각 link는 filename을 file로 매핑하며, 매핑된 파일은 또다시 디렉토리일 수 있다. 각 디렉토리는 최소한 두 개의 항목들로 구성되어 있다: .은 자신으로의 link이고 ..은 자신의 부모 디렉토리로의 link이다.</text:p>
      <text:p text:style-name="P2"/>
      <text:p text:style-name="P2">socket은 네트워크를 통해 다른 프로세스와 통신할 때 사용되는 파일이다.</text:p>
      <text:p text:style-name="P2"/>
      <text:p text:style-name="P2">리눅스 커널은 모든 파일을 /, 즉 root directory로부터 파생되는 하나의 directory hierachy로 조직한다. 각 파일은 root directory의 직계 또는 방계 자손이다.</text:p>
      <text:p text:style-name="P2"><text:soft-page-break/>각 프로세스는 자신의 <text:span text:style-name="T2">context의 한 부분으로서 directory hierachy에서 자신의 위치를 나타내는current working directory를 가지고 있다.</text:span></text:p>
      <text:p text:style-name="P3">directory hierachy에서의 위치는 pathname으로 나타낸다. pathname은 /로 구분된 filename들의 sequence로, 두 가지 형태가 있다.</text:p>
      <text:p text:style-name="P3"/>
      <text:p text:style-name="P3">absolute pathname은 /로 시작하며 root node에서부터의 경로를 나타낸다.</text:p>
      <text:p text:style-name="P3"/>
      <text:p text:style-name="P3">relative pathname은 filename으로 시작하며 current working directory로부터의 경로를 나타낸다.</text:p>
      <text:p text:style-name="P3"/>
      <text:p text:style-name="P3"/>
      <text:p text:style-name="P3"/>
      <text:p text:style-name="P3">3. 파일 열고 닫기</text:p>
      <text:p text:style-name="P3"/>
      <text:p text:style-name="P3">int open(char *filename, int flags, mode_t mode);</text:p>
      <text:p text:style-name="P4">int close(int fd);</text:p>
      <text:p text:style-name="P3"/>
      <text:p text:style-name="P3">open 함수는filename을 file descriptor로 변환하며 해당 descriptor 숫자를 반환한다. 반환되는 descriptor는 항상 아직 해당 프로세스에서 열리지 않은 것들 중 최소값이다.</text:p>
      <text:p text:style-name="P3">flags 인자는 프로세스가 해당 파일에 어떤 목적으로 접근하려고 하는지(O_RDONLY, O_WRONLY, O_RDWR), 특정 상황에서 예외처리를 어떻게 할 것인지(<text:span text:style-name="T3">O_CREAT, O_TRUNC, O_APPEND)를 나타낸다.</text:span></text:p>
      <text:p text:style-name="P4">mode 인자는 새 파일의 비트로의 접근 권한(유저/그룹/모두, 읽기/쓰기/실행)을 나타낸다.</text:p>
      <text:p text:style-name="P4"/>
      <text:p text:style-name="P4">프로세스는 clsoe 함수를 불러 open file을 닫는다. 성공 시 0을 반환하며, 이미 닫은 파일을 닫으려 할 때는 실패, -1을 반환한다.</text:p>
      <text:p text:style-name="P4"/>
      <text:p text:style-name="P4"/>
      <text:p text:style-name="P4">4. 파일 읽고 쓰기</text:p>
      <text:p text:style-name="P4"/>
      <text:p text:style-name="P4">ssize_t read(int fd, void *buf, size_t n);</text:p>
      <text:p text:style-name="P4">ssize_t write(int fd, const void *buf, size_t n);</text:p>
      <text:p text:style-name="P4"/>
      <text:p text:style-name="P4">read 함수는 descriptor fd의 현재 file position으로부터 최대 n 바이트를 메모리 위치 buf로 복사한다.</text:p>
      <text:p text:style-name="P4">에러 시 -1을, EOF 시 0을 반환하며, 이외의 경우 실제로 전달된 바이트 수를 반환한다.</text:p>
      <text:p text:style-name="P4">write 함수는 메모리 위치 buf로부터 최대 n 바이트를 descriptor fd의 현재 file position으로 복사한다. 에러 시 -1을, 성공 시 전달된 바이트 수를 반환한다.</text:p>
      <text:p text:style-name="P4">몇몇 상황에서, <text:span text:style-name="T4">read와 write는 App이 요청한 것보다 적은 바이트를 전달한다. 이런 short count가 항상 에러를 의미하는 것은 아니다.</text:span></text:p>
      <text:p text:style-name="P5"/>
      <text:p text:style-name="P6">EOF: 읽어들이는 chunk의 단위와 현재 file position으로부터 남은 바이트 수가 안 맞을 경우 EOF를 만날 때 short count가 생기며, 이후는 항상 0이다.</text:p>
      <text:p text:style-name="P6"/>
      <text:p text:style-name="P6">터미널: 터미널로부터 읽어들일 때 한줄의 길이가 요구한 바이트 길이보다 작을 수 있다.</text:p>
      <text:p text:style-name="P6"/>
      <text:p text:style-name="P6">네트워크 소켓: open file이 네트워크 소켓일 때, 내부의 버퍼링 제약과 긴 네트워크 딜레이는 short count를 유발할 수 있다. 이는 Linux pipe라는 interprocess communication 메커니즘 위에서 read와 write를 부를 때도 생길 수 있다.</text:p>
      <text:p text:style-name="P6"/>
      <text:p text:style-name="P6"/>
      <text:p text:style-name="P7"><text:soft-page-break/>5. Socket Interface</text:p>
      <text:p text:style-name="P7"/>
      <text:p text:style-name="P7">소켓 인터페이스는 Unix I/O 함수들과 결합하여 네트워크 App을 구축하기 위해 사용되는 함수들의 set이다.</text:p>
      <text:p text:style-name="P7">리눅스 커널의 관점에서, 소켓은 통신의 end point이다. 리눅스 프로그램의 관점에서, 소켓은 자신만의 descriptor를 가지고 있는 open file이다.</text:p>
      <text:p text:style-name="P7">인터넷 소켓 주소는 sockaddr_in type의 16바이트 구조에 저장된다. 인터넷 App은 sin_family필드에 AF_INET을 넣고, sin_port 필드에는 16비트 port number, sin_addr 필드에는 32비트 IP 주소를 쓴다.</text:p>
      <text:p text:style-name="P7">IP 주소와 port number는 항상 newtork order(big-endian)으로 저장된다.</text:p>
      <text:p text:style-name="P7">connect, bind, accept 함수는 protocol마다 다른 address 구조로의 포인터를 요구한다. 요즘은 일반적인 void * 포인터를 통해 이들을 통합할 수 있지만, 처음 소켓 API가 만들 당시에는 C에 void * 포인터가 없었다. 그들의 해법은 소켓 함수를 일반적인 sockaddr 구조로의 포인터를 받게 해서 App이 protocol-특정 구조를 가리키는 포인터를 이 일반적인 구조로의 포인터로 캐스팅하여 쓰게 한 것이다.</text:p>
      <text:p text:style-name="P7"/>
      <text:p text:style-name="P7">int socket(int domain, int type, int protocol);</text:p>
      <text:p text:style-name="P7"/>
      <text:p text:style-name="P7">연결의 end point로써 소켓을 쓰고 싶으면 socket 함수를 불러 해당 descriptor를 받아와야 한다.</text:p>
      <text:p text:style-name="P7"/>
      <text:p text:style-name="P7">clientfd = socket(AF_INET, SOCK_STREAM, 0);</text:p>
      <text:p text:style-name="P7"/>
      <text:p text:style-name="P7">여기서 AF_INET은 32비트 IP 주소를 사용한다는 뜻이고 SOCK_STREAM은 이 소켓이 연결의 end point가 될 것임을 의미한다.</text:p>
      <text:p text:style-name="P8">socket이 반환한 clientfd descriptor는 아직 부분적으로만 열렸고 읽기와 쓰기에 사용될 수 없다. 소켓 열기를 완료하는 과정은 client와 server에서 각각 다르다.</text:p>
      <text:p text:style-name="P8"/>
      <text:p text:style-name="P8">client는 connect 함수를 통해 서버와의 연결을 수립한다.</text:p>
      <text:p text:style-name="P8"/>
      <text:p text:style-name="P8">int connect (int clientfd, const struct sockaddr *addr, socklen_t addrlen);</text:p>
      <text:p text:style-name="P8"/>
      <text:p text:style-name="P8">connect 함수는 소켓 주소 addr에 있는 서버와의 인터넷 연결을 시도한다. addrlen은 sizeof(sockaddr_in)이다. connect 함수는 연결이 성공적으로 수립되거나 에러가 발생할 때까지 block한다. 만약 성공적이면, clientfd descriptor는 이제 읽고 쓸 준비가 되었다.</text:p>
      <text:p text:style-name="P8"/>
      <text:p text:style-name="P8">server는 bind, listen, accept를 사용해 클라이언트와의 연결을 수립한다.</text:p>
      <text:p text:style-name="P8"/>
      <text:p text:style-name="P8">int bind(int sockfd, const struct sockaddr *addr, socklen_t addrlen);</text:p>
      <text:p text:style-name="P8"/>
      <text:p text:style-name="P8">bind 함수는 커널에게 addr에 있는 서버의 소켓 주소를 소켓 descriptor sockfd와 연관지어 달라고 요청한다. addrlen은 역시 sizeof(sockaddr_in)이다.</text:p>
      <text:p text:style-name="P8"/>
      <text:p text:style-name="P8">client는 연결 요청을 개시하는 active한 존재이다. server는 client로부터의 연결 요청을 기다리는 passive한 존재이다. 디폴트로, 커널은 socket 함수가 생성한 descriptor가 active한 소켓에 대응하여 연결의 client end에 있을 것이라 가정한다. 서버는 listen 함수를 통해 해당 descriptor가 client가 아닌 server에서 사용될 것이라고 커널에게 알려준다.</text:p>
      <text:p text:style-name="P8"/>
      <text:p text:style-name="P8">int listen(int sockfd, int backlog);</text:p>
      <text:p text:style-name="P8"/>
      <text:p text:style-name="P8">listen 함수는 sockfd를 active 소켓에서 listening 소켓으로 변환하여 client로부터의 연결 요청을 받아들일 수 있게 만든다. backlog 인자는 요청을 거부하기 전에 얼마만큼의 연결 요청을 <text:span text:style-name="T5">queueing할 것인지에 관한 것이다.</text:span></text:p>
      <text:p text:style-name="P8"/>
      <text:p text:style-name="P9"><text:soft-page-break/>int accept(int listenfd, struct sockaddr *addr, int *addrlen);</text:p>
      <text:p text:style-name="P9"/>
      <text:p text:style-name="P9">accept 함수는 client로부터 listening descriptor listenfd로의 연결 요청을 기다린 후 client의 소켓 주소를 addr에 써 넣고 client와 Unix I/O 함수를 사용하여 통신하는 데 사용되는 connected descriptor를 반환한다.</text:p>
      <text:p text:style-name="P9">listening descriptor는 end point로서 client의 연결 요청을 받기 위해 사용되는 descriptor이다. 보통 한 번 생성되며, 서버의 생성주기동안 존재한다.</text:p>
      <text:p text:style-name="P10">connected descriptor는 이미 client와 server 간에 수립된 연결의 end point로서 데이터를 주고받기 위한 descriptor이다. 이는 server가 연결 요청을 받을 때마다 생성되며 해당 client에게 서비스할 동안만 존재한다.</text:p>
      <text:p text:style-name="P10"/>
      <text:p text:style-name="P10"/>
      <text:p text:style-name="P10"><text:span text:style-name="T6">6. Concurrent Programming with Processes</text:span></text:p>
      <text:p text:style-name="P10"/>
      <text:p text:style-name="P11">concurrent program을 구축하는 가장 간단한 방법은 프로세스들과 fork, exec, waitpid 등의 함수를 사용하는 것이다. 예를 들어, concurrent server를 구축하는 자연스러운 접근은 client의 연결 요청을 부모에서 받고 각 client로의 서비스는 자식 프로세스를 만들어 전담하게 하는 것이다.</text:p>
      <text:p text:style-name="P11">예를 들어, 두 클라이언트와 서버가 있다고 하자. 서버는 듣는 디스크립터 3에서 연결 요청을 듣고 있다. 서버가 클라이언트 1로부터의 연결 요청을 받아들여 연결 디스크립터 4를 반환했다고 하자. 연결 요청을 받아들인 후, 서버는 자식 하나를 포크하고, 이 자식은 부모의 디스크립터 테이블의 완전한 카피를 물려받는다. 이 자식은 자신에게 복사된 듣는 디스크립터 3을 닫고, 부모는 자신에게 복사된 연결 디스크립터 4를 닫는다. 이제 서버가 클라이언트 1을 위한 자식을 만든 이후, 클라이언트 2로부터의 새로운 연결 요청을 받아들여 새로운 연결 디스크립터 5를 반환했다고 하자. 부모는 다시 또다른 자식을 포크하고, 이 자식은 연결 디스크립터 5를 이용해 서비스를 시작한다. 이 시점에서 부모는 다음 연결 요청을 기다리고 있고 두 자식은 각각의 클라이언트를 위해 동시적으로 서비스하고 있다.</text:p>
      <text:p text:style-name="P11"/>
      <text:p text:style-name="P11">서버는 보통 긴 기간동안 실행되므로 SIGCHLD 핸들러를 포함해 좀비 자식들을 없애야 한다. SIGCHLD 신호는 SIGCHLD 핸들러가 실행되는 동안 블럭되고, 리눅스 신호는 누적되지 않기 때문에 여러 좀비 자식을 없애기 위해 SIGCHLD 핸들러는 미리 준비되어야 한다.</text:p>
      <text:p text:style-name="P11">부모와 자식은 각각 자신에게 복사된 필요없는 디스크립터를 삭제하여 메모리 누수를 막아야 한다.</text:p>
      <text:p text:style-name="P11">마지막으로, 소켓의 파일 테이블 엔트리의 참조 카운트때문에 클라이언트와의 연결은 부모와 자식들에게 복사된 연결 디스크립터가 모두 닫힐 때까지 종료되지 않는다.</text:p>
      <text:p text:style-name="P11"/>
      <text:p text:style-name="P11">프로세스는 부모와 자식 간에 상태 정보를 공유하는 깔끔한 모델이다. 파일 테이블만 공유되고 유저 주소 공간은 공유되지 않는다. 프로세스마다 독립적인 주소공간을 가지는 것은 장점도, 단점도 될 수 있다. 하나의 프로세스가 실수로 다른 프로세스의 가상 메모리를 덮어쓰는 것이 불가능한 점은 확실한 장점이다. 반면, 독립적인 주소 공간은 프로세스들이 상태 정보를 공유하기 더 어렵게 한다. 정보를 공유하기 위해 그들은 직접적인 <text:span text:style-name="T7">IPC 메커니즘을 사용해야 한다. 또다른 단점은 프로세스 제어와 IPC의 높은 오버헤드로 인해 느려진다는 것이다.</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22:22:46.790599968</meta:creation-date>
    <dc:date>2018-09-20T03:38:32.149470000</dc:date>
    <meta:editing-duration>PT3H18M12S</meta:editing-duration>
    <meta:editing-cycles>1</meta:editing-cycles>
    <meta:document-statistic meta:table-count="0" meta:image-count="0" meta:object-count="0" meta:page-count="4" meta:paragraph-count="75" meta:word-count="3554" meta:character-count="6914" meta:non-whitespace-character-count="5647"/>
    <meta:generator>LibreOffice/5.1.6.2$Linux_X86_64 LibreOffice_project/10m0$Build-2</meta:generator>
  </office:meta>
</office:document-meta>
</file>